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string">
            <text:p>3.0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4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5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7.0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9.0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00">
            <text:p>2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9500">
            <text:p>5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83000">
            <text:p>8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4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25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34.0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47.0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188.0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189.0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191.0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</table:table-row>
        <table:table-row>
          <table:table-cell office:value-type="string">
            <text:p>193.0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Rosis Kellerei Boze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Valdobbiadene Prosecco Superiore DOC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string"/>
          <table:table-cell office:value-type="string"/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166.0</text:p>
          </table:table-cell>
          <table:table-cell office:value-type="string"/>
          <table:table-cell office:value-type="string">
            <text:p>“FRANCIACORTA”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string">
            <text:p>22.0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string">
            <text:p>170.0</text:p>
          </table:table-cell>
          <table:table-cell office:value-type="string"/>
          <table:table-cell office:value-type="string">
            <text:p>SAUVIGNON “QUARZ” -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>
            <text:p>71.0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string">
            <text:p>129.0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string">
            <text:p>179.0</text:p>
          </table:table-cell>
          <table:table-cell office:value-type="string"/>
          <table:table-cell office:value-type="string">
            <text:p>„Anticus“ Merlot Cabernet Riserva Kellerei Nals - Ma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49.774136">
            <text:p>49.774136</text:p>
          </table:table-cell>
        </table:table-row>
        <table:table-row>
          <table:table-cell office:value-type="string">
            <text:p>150.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string">
            <text:p>184.0</text:p>
          </table:table-cell>
          <table:table-cell office:value-type="string"/>
          <table:table-cell office:value-type="string">
            <text:p>“TIGNANELLO” - ANTInori TOSKA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3800">
            <text:p>2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string">
            <text:p>165.0</text:p>
          </table:table-cell>
          <table:table-cell office:value-type="string"/>
          <table:table-cell office:value-type="string">
            <text:p>“Comitissa” Pas Dosé Riserva - Südtirol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>
            <text:p>21.0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string">
            <text:p>121.0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string">
            <text:p>176.0</text:p>
          </table:table-cell>
          <table:table-cell office:value-type="string"/>
          <table:table-cell office:value-type="string">
            <text:p>LAGREIN RISERVA “TABER” -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string">
            <text:p>169.0</text:p>
          </table:table-cell>
          <table:table-cell office:value-type="string"/>
          <table:table-cell office:value-type="string">
            <text:p>Sylvaner „Alte Reben“ Pach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7.112045">
            <text:p>47.112045</text:p>
          </table:table-cell>
        </table:table-row>
        <table:table-row>
          <table:table-cell office:value-type="string">
            <text:p>55.0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string">
            <text:p>164.0</text:p>
          </table:table-cell>
          <table:table-cell office:value-type="string"/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>
            <text:p>20.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string">
            <text:p>29.0</text:p>
          </table:table-cell>
          <table:table-cell office:value-type="string">
            <text:p>SPARKLING</text:p>
          </table:table-cell>
          <table:table-cell office:value-type="string">
            <text:p>CHAMPAGNE DE VENOGE Princes De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62.11169">
            <text:p>62.11169</text:p>
          </table:table-cell>
        </table:table-row>
        <table:table-row>
          <table:table-cell office:value-type="string">
            <text:p>31.0</text:p>
          </table:table-cell>
          <table:table-cell office:value-type="string">
            <text:p>SPARKLING</text:p>
          </table:table-cell>
          <table:table-cell office:value-type="string">
            <text:p>CHAMPAGNE DE VENOGE Princes Blanc de Noir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50.170937">
            <text:p>50.170937</text:p>
          </table:table-cell>
        </table:table-row>
        <table:table-row>
          <table:table-cell office:value-type="string">
            <text:p>112.0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6400">
            <text:p>16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string">
            <text:p>174.0</text:p>
          </table:table-cell>
          <table:table-cell office:value-type="string"/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5.342125">
            <text:p>45.342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